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2.9839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2.7909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4.1417in"/>
    </style:style>
    <style:style style:name="co12" style:family="table-column">
      <style:table-column-properties fo:break-before="auto" style:column-width="2.2972in"/>
    </style:style>
    <style:style style:name="co13" style:family="table-column">
      <style:table-column-properties fo:break-before="auto" style:column-width="3.0264in"/>
    </style:style>
    <style:style style:name="co14" style:family="table-column">
      <style:table-column-properties fo:break-before="auto" style:column-width="3.5626in"/>
    </style:style>
    <style:style style:name="co15" style:family="table-column">
      <style:table-column-properties fo:break-before="auto" style:column-width="5.3425in"/>
    </style:style>
    <style:style style:name="co16" style:family="table-column">
      <style:table-column-properties fo:break-before="auto" style:column-width="4.1311in"/>
    </style:style>
    <style:style style:name="co17" style:family="table-column">
      <style:table-column-properties fo:break-before="auto" style:column-width="2.9945in"/>
    </style:style>
    <style:style style:name="co18" style:family="table-column">
      <style:table-column-properties fo:break-before="auto" style:column-width="4.9673in"/>
    </style:style>
    <style:style style:name="co19" style:family="table-column">
      <style:table-column-properties fo:break-before="auto" style:column-width="3.9382in"/>
    </style:style>
    <style:style style:name="co20" style:family="table-column">
      <style:table-column-properties fo:break-before="auto" style:column-width="4.0134in"/>
    </style:style>
    <style:style style:name="co21" style:family="table-column">
      <style:table-column-properties fo:break-before="auto" style:column-width="3.8953in"/>
    </style:style>
    <style:style style:name="co22" style:family="table-column">
      <style:table-column-properties fo:break-before="auto" style:column-width="3.8736in"/>
    </style:style>
    <style:style style:name="co23" style:family="table-column">
      <style:table-column-properties fo:break-before="auto" style:column-width="5.8898in"/>
    </style:style>
    <style:style style:name="co24" style:family="table-column">
      <style:table-column-properties fo:break-before="auto" style:column-width="4.5811in"/>
    </style:style>
    <style:style style:name="co25" style:family="table-column">
      <style:table-column-properties fo:break-before="auto" style:column-width="4.1846in"/>
    </style:style>
    <style:style style:name="co26" style:family="table-column">
      <style:table-column-properties fo:break-before="auto" style:column-width="3.8417in"/>
    </style:style>
    <style:style style:name="co27" style:family="table-column">
      <style:table-column-properties fo:break-before="auto" style:column-width="3.3374in"/>
    </style:style>
    <style:style style:name="co28" style:family="table-column">
      <style:table-column-properties fo:break-before="auto" style:column-width="3.5736in"/>
    </style:style>
    <style:style style:name="co29" style:family="table-column">
      <style:table-column-properties fo:break-before="auto" style:column-width="4.6244in"/>
    </style:style>
    <style:style style:name="co30" style:family="table-column">
      <style:table-column-properties fo:break-before="auto" style:column-width="2.9626in"/>
    </style:style>
    <style:style style:name="co31" style:family="table-column">
      <style:table-column-properties fo:break-before="auto" style:column-width="2.3299in"/>
    </style:style>
    <style:style style:name="co3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0.6843in" svg:height="7.3098in" svg:x="2.0114in" svg:y="7.4874in">
            <draw:object draw:notify-on-update-of-ranges="Sheet1.B38:Sheet1.B38 Sheet1.C38:Sheet1.AG38 Sheet1.B39:Sheet1.B39 Sheet1.C39:Sheet1.AG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2"/>
        <table:table-column table:style-name="co21" table:default-cell-style-name="ce2"/>
        <table:table-column table:style-name="co22" table:default-cell-style-name="Default"/>
        <table:table-column table:style-name="co23" table:default-cell-style-name="Default"/>
        <table:table-column table:style-name="co24" table:default-cell-style-name="ce2"/>
        <table:table-column table:style-name="co25" table:default-cell-style-name="ce2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number-columns-repeated="99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6/23 1:20:49 PM MDT</text:p>
          </table:table-cell>
          <table:table-cell office:value-type="float" office:value="62301" calcext:value-type="float">
            <text:p>6230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6/06/23 1:49:58 PM MDT</text:p>
          </table:table-cell>
          <table:table-cell office:value-type="float" office:value="62301" calcext:value-type="float">
            <text:p>62301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6/24 2:18:28 PM MDT</text:p>
          </table:table-cell>
          <table:table-cell office:value-type="float" office:value="62402" calcext:value-type="float">
            <text:p>624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6/06/24 2:37:19 PM MDT</text:p>
          </table:table-cell>
          <table:table-cell office:value-type="float" office:value="62402" calcext:value-type="float">
            <text:p>62402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6/27 8:44:11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6/06/27 9:03:47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6/27 9:53:59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6/06/27 10:10:04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6/27 11:47:09 AM MDT</text:p>
          </table:table-cell>
          <table:table-cell office:value-type="float" office:value="62703" calcext:value-type="float">
            <text:p>627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2016/06/27 12:06:06 PM MDT</text:p>
          </table:table-cell>
          <table:table-cell office:value-type="float" office:value="62703" calcext:value-type="float">
            <text:p>6270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6/28 7:14:27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string" calcext:value-type="string">
            <text:p>2016/06/28 6:58:01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6/28 8:53:21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2016/06/28 8:37:18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6/28 11:58:03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6/06/28 11:39:08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6/28 1:21:42 PM MDT</text:p>
          </table:table-cell>
          <table:table-cell office:value-type="float" office:value="62804" calcext:value-type="float">
            <text:p>628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6/06/28 1:05:14 PM MDT</text:p>
          </table:table-cell>
          <table:table-cell office:value-type="float" office:value="62804" calcext:value-type="float">
            <text:p>628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6/28 3:03:18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6/06/28 2:44:25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table:style-name="ce1" office:value-type="string" calcext:value-type="string">
            <text:p>2016/06/29 8:54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string" calcext:value-type="string">
            <text:p>2016/06/29 8:38:14 AM MDT</text:p>
          </table:table-cell>
          <table:table-cell table:style-name="ce3" office:value-type="float" office:value="62902" calcext:value-type="float">
            <text:p>629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table:number-columns-repeated="957"/>
        </table:table-row>
        <table:table-row table:style-name="ro1">
          <table:table-cell office:value-type="string" calcext:value-type="string">
            <text:p>2016/06/29 10:16:00 AM MDT</text:p>
          </table:table-cell>
          <table:table-cell office:value-type="float" office:value="62903" calcext:value-type="float">
            <text:p>629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016/06/29 10:31:32 AM MDT</text:p>
          </table:table-cell>
          <table:table-cell office:value-type="float" office:value="62903" calcext:value-type="float">
            <text:p>62903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6/29 12:02:09 P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2016/06/29 11:45:00 A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6/29 1:03:27 PM MDT</text:p>
          </table:table-cell>
          <table:table-cell office:value-type="float" office:value="62905" calcext:value-type="float">
            <text:p>62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6/06/29 1:19:27 PM MDT</text:p>
          </table:table-cell>
          <table:table-cell office:value-type="float" office:value="62905" calcext:value-type="float">
            <text:p>6290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6/30 7:11:10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6/06/30 7:27:45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6/30 8:39:52 AM MDT</text:p>
          </table:table-cell>
          <table:table-cell office:value-type="float" office:value="63002" calcext:value-type="float">
            <text:p>630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6/06/30 8:56:57 AM MDT</text:p>
          </table:table-cell>
          <table:table-cell office:value-type="float" office:value="63002" calcext:value-type="float">
            <text:p>6300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table:style-name="ce1" office:value-type="string" calcext:value-type="string">
            <text:p>2016/06/30 11:41:04 AM MDT</text:p>
          </table:table-cell>
          <table:table-cell table:style-name="ce1" office:value-type="float" office:value="63004" calcext:value-type="float">
            <text:p>630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table:style-name="ce3" office:value-type="string" calcext:value-type="string">
            <text:p>2016/06/30 11:58:47 AM MDT</text:p>
          </table:table-cell>
          <table:table-cell table:style-name="ce3" office:value-type="float" office:value="63004" calcext:value-type="float">
            <text:p>6300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1" table:number-columns-repeated="957"/>
        </table:table-row>
        <table:table-row table:style-name="ro1">
          <table:table-cell office:value-type="string" calcext:value-type="string">
            <text:p>2016/06/30 1:30:39 PM MDT</text:p>
          </table:table-cell>
          <table:table-cell office:value-type="float" office:value="63005" calcext:value-type="float">
            <text:p>630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6/06/30 1:13:42 PM MDT</text:p>
          </table:table-cell>
          <table:table-cell office:value-type="float" office:value="63005" calcext:value-type="float">
            <text:p>63005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7/01 7:29:14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2016/07/01 7:11:50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table:style-name="ce1" office:value-type="string" calcext:value-type="string">
            <text:p>2016/07/01 9:20:51 AM MDT</text:p>
          </table:table-cell>
          <table:table-cell table:style-name="ce1" office:value-type="float" office:value="70102" calcext:value-type="float">
            <text:p>70102</text:p>
          </table:table-cell>
          <table:table-cell table:number-columns-repeated="5"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3" office:value-type="string" calcext:value-type="string">
            <text:p>2016/07/01 9:02:59 AM MDT</text:p>
          </table:table-cell>
          <table:table-cell table:style-name="ce3" office:value-type="float" office:value="70102" calcext:value-type="float">
            <text:p>7010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1" table:number-columns-repeated="957"/>
        </table:table-row>
        <table:table-row table:style-name="ro1">
          <table:table-cell office:value-type="string" calcext:value-type="string">
            <text:p>2016/07/01 1:56:51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6/07/01 1:40:39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7/01 2:48:47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6/07/01 2:32:30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7/02 7:20:37 AM MDT</text:p>
          </table:table-cell>
          <table:table-cell office:value-type="float" office:value="70201" calcext:value-type="float">
            <text:p>7020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office:value-type="string" calcext:value-type="string">
            <text:p>2016/07/02 7:39:11 AM MDT</text:p>
          </table:table-cell>
          <table:table-cell office:value-type="float" office:value="70201" calcext:value-type="float">
            <text:p>70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7/02 8:53:57 AM MDT</text:p>
          </table:table-cell>
          <table:table-cell office:value-type="float" office:value="70202" calcext:value-type="float">
            <text:p>70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6/07/02 8:37:31 AM MDT</text:p>
          </table:table-cell>
          <table:table-cell office:value-type="float" office:value="70202" calcext:value-type="float">
            <text:p>702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7/02 9:51:30 AM MDT</text:p>
          </table:table-cell>
          <table:table-cell office:value-type="float" office:value="70203" calcext:value-type="float">
            <text:p>702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2016/07/02 10:08:49 AM MDT</text:p>
          </table:table-cell>
          <table:table-cell office:value-type="float" office:value="70203" calcext:value-type="float">
            <text:p>702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7/02 1:30:43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6/07/02 1:13:30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7/05 11:54:17 AM MDT</text:p>
          </table:table-cell>
          <table:table-cell office:value-type="float" office:value="70501" calcext:value-type="float">
            <text:p>705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6/07/05 12:15:00 PM MDT</text:p>
          </table:table-cell>
          <table:table-cell office:value-type="float" office:value="70501" calcext:value-type="float">
            <text:p>70501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7/05 1:27:11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6/07/05 1:09:19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7/05 2:55:46 PM MDT</text:p>
          </table:table-cell>
          <table:table-cell office:value-type="float" office:value="70503" calcext:value-type="float">
            <text:p>70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2016/07/05 3:14:22 PM MDT</text:p>
          </table:table-cell>
          <table:table-cell office:value-type="float" office:value="70503" calcext:value-type="float">
            <text:p>7050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7/05 4:18:10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2016/07/05 4:00:11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7/06 8:14:30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6/07/06 8:31:24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016/07/06 9:34:00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6/07/06 9:49:38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table:number-columns-repeated="2"/>
          <table:table-cell table:formula="of:=AVERAGE([.C2:.C34])" office:value-type="float" office:value="2.81818181818182" calcext:value-type="float">
            <text:p>2.8181818182</text:p>
          </table:table-cell>
          <table:table-cell table:formula="of:=AVERAGE([.D2:.D34])" office:value-type="float" office:value="4.36363636363636" calcext:value-type="float">
            <text:p>4.3636363636</text:p>
          </table:table-cell>
          <table:table-cell table:formula="of:=AVERAGE([.E2:.E34])" office:value-type="float" office:value="4.12121212121212" calcext:value-type="float">
            <text:p>4.1212121212</text:p>
          </table:table-cell>
          <table:table-cell table:formula="of:=AVERAGE([.F2:.F34])" office:value-type="float" office:value="3.90909090909091" calcext:value-type="float">
            <text:p>3.9090909091</text:p>
          </table:table-cell>
          <table:table-cell table:formula="of:=AVERAGE([.G2:.G34])" office:value-type="float" office:value="4.15151515151515" calcext:value-type="float">
            <text:p>4.1515151515</text:p>
          </table:table-cell>
          <table:table-cell table:formula="of:=AVERAGE([.H2:.H34])" office:value-type="float" office:value="4.66666666666667" calcext:value-type="float">
            <text:p>4.6666666667</text:p>
          </table:table-cell>
          <table:table-cell table:formula="of:=AVERAGE([.I2:.I34])" office:value-type="float" office:value="3.81818181818182" calcext:value-type="float">
            <text:p>3.8181818182</text:p>
          </table:table-cell>
          <table:table-cell table:formula="of:=AVERAGE([.J2:.J34])" office:value-type="float" office:value="3.93939393939394" calcext:value-type="float">
            <text:p>3.9393939394</text:p>
          </table:table-cell>
          <table:table-cell table:formula="of:=AVERAGE([.K2:.K34])" office:value-type="float" office:value="3.3030303030303" calcext:value-type="float">
            <text:p>3.303030303</text:p>
          </table:table-cell>
          <table:table-cell table:formula="of:=AVERAGE([.L2:.L34])" office:value-type="float" office:value="4.60606060606061" calcext:value-type="float">
            <text:p>4.6060606061</text:p>
          </table:table-cell>
          <table:table-cell table:formula="of:=AVERAGE([.M2:.M34])" office:value-type="float" office:value="2.33333333333333" calcext:value-type="float">
            <text:p>2.3333333333</text:p>
          </table:table-cell>
          <table:table-cell table:formula="of:=AVERAGE([.N2:.N34])" office:value-type="float" office:value="4.36363636363636" calcext:value-type="float">
            <text:p>4.3636363636</text:p>
          </table:table-cell>
          <table:table-cell table:formula="of:=AVERAGE([.O2:.O34])" office:value-type="float" office:value="3.81818181818182" calcext:value-type="float">
            <text:p>3.8181818182</text:p>
          </table:table-cell>
          <table:table-cell table:formula="of:=AVERAGE([.P2:.P34])" office:value-type="float" office:value="5.27272727272727" calcext:value-type="float">
            <text:p>5.2727272727</text:p>
          </table:table-cell>
          <table:table-cell table:formula="of:=AVERAGE([.Q2:.Q34])" office:value-type="float" office:value="4.12121212121212" calcext:value-type="float">
            <text:p>4.1212121212</text:p>
          </table:table-cell>
          <table:table-cell table:formula="of:=AVERAGE([.R2:.R34])" office:value-type="float" office:value="2.54545454545455" calcext:value-type="float">
            <text:p>2.5454545455</text:p>
          </table:table-cell>
          <table:table-cell table:formula="of:=AVERAGE([.S2:.S34])" office:value-type="float" office:value="3.42424242424242" calcext:value-type="float">
            <text:p>3.4242424242</text:p>
          </table:table-cell>
          <table:table-cell table:formula="of:=AVERAGE([.T2:.T34])" office:value-type="float" office:value="3.09090909090909" calcext:value-type="float">
            <text:p>3.0909090909</text:p>
          </table:table-cell>
          <table:table-cell table:formula="of:=AVERAGE([.U2:.U34])" office:value-type="float" office:value="2.51515151515152" calcext:value-type="float">
            <text:p>2.5151515152</text:p>
          </table:table-cell>
          <table:table-cell table:formula="of:=AVERAGE([.V2:.V34])" office:value-type="float" office:value="4" calcext:value-type="float">
            <text:p>4</text:p>
          </table:table-cell>
          <table:table-cell table:formula="of:=AVERAGE([.W2:.W34])" office:value-type="float" office:value="3.15151515151515" calcext:value-type="float">
            <text:p>3.1515151515</text:p>
          </table:table-cell>
          <table:table-cell table:formula="of:=AVERAGE([.X2:.X34])" office:value-type="float" office:value="3.21212121212121" calcext:value-type="float">
            <text:p>3.2121212121</text:p>
          </table:table-cell>
          <table:table-cell table:formula="of:=AVERAGE([.Y2:.Y34])" office:value-type="float" office:value="4.36363636363636" calcext:value-type="float">
            <text:p>4.3636363636</text:p>
          </table:table-cell>
          <table:table-cell table:formula="of:=AVERAGE([.Z2:.Z34])" office:value-type="float" office:value="4.45454545454545" calcext:value-type="float">
            <text:p>4.4545454545</text:p>
          </table:table-cell>
          <table:table-cell table:formula="of:=AVERAGE([.AA2:.AA34])" office:value-type="float" office:value="3.15151515151515" calcext:value-type="float">
            <text:p>3.1515151515</text:p>
          </table:table-cell>
          <table:table-cell table:formula="of:=AVERAGE([.AB2:.AB34])" office:value-type="float" office:value="4.81818181818182" calcext:value-type="float">
            <text:p>4.8181818182</text:p>
          </table:table-cell>
          <table:table-cell table:formula="of:=AVERAGE([.AC2:.AC34])" office:value-type="float" office:value="5.42424242424242" calcext:value-type="float">
            <text:p>5.4242424242</text:p>
          </table:table-cell>
          <table:table-cell table:formula="of:=AVERAGE([.AD2:.AD34])" office:value-type="float" office:value="3.33333333333333" calcext:value-type="float">
            <text:p>3.3333333333</text:p>
          </table:table-cell>
          <table:table-cell table:formula="of:=AVERAGE([.AE2:.AE34])" office:value-type="float" office:value="4.36363636363636" calcext:value-type="float">
            <text:p>4.3636363636</text:p>
          </table:table-cell>
          <table:table-cell table:formula="of:=AVERAGE([.AF2:.AF34])" office:value-type="float" office:value="4.36363636363636" calcext:value-type="float">
            <text:p>4.3636363636</text:p>
          </table:table-cell>
          <table:table-cell table:formula="of:=AVERAGE([.AG2:.AG34])" office:value-type="float" office:value="2.87878787878788" calcext:value-type="float">
            <text:p>2.8787878788</text:p>
          </table:table-cell>
          <table:table-cell table:number-columns-repeated="3"/>
          <table:table-cell table:formula="of:=AVERAGE([.AK2:.AK34])" office:value-type="float" office:value="4.93939393939394" calcext:value-type="float">
            <text:p>4.9393939394</text:p>
          </table:table-cell>
          <table:table-cell table:formula="of:=AVERAGE([.AL2:.AL34])" office:value-type="float" office:value="5.90909090909091" calcext:value-type="float">
            <text:p>5.9090909091</text:p>
          </table:table-cell>
          <table:table-cell table:formula="of:=AVERAGE([.AM2:.AM34])" office:value-type="float" office:value="5.66666666666667" calcext:value-type="float">
            <text:p>5.6666666667</text:p>
          </table:table-cell>
          <table:table-cell table:formula="of:=AVERAGE([.AN2:.AN34])" office:value-type="float" office:value="5.42424242424242" calcext:value-type="float">
            <text:p>5.4242424242</text:p>
          </table:table-cell>
          <table:table-cell table:formula="of:=AVERAGE([.AO2:.AO34])" office:value-type="float" office:value="5.84848484848485" calcext:value-type="float">
            <text:p>5.8484848485</text:p>
          </table:table-cell>
          <table:table-cell table:formula="of:=AVERAGE([.AP2:.AP34])" office:value-type="float" office:value="3.72727272727273" calcext:value-type="float">
            <text:p>3.7272727273</text:p>
          </table:table-cell>
          <table:table-cell table:formula="of:=AVERAGE([.AQ2:.AQ34])" office:value-type="float" office:value="5.54545454545455" calcext:value-type="float">
            <text:p>5.5454545455</text:p>
          </table:table-cell>
          <table:table-cell table:formula="of:=AVERAGE([.AR2:.AR34])" office:value-type="float" office:value="5.45454545454545" calcext:value-type="float">
            <text:p>5.4545454545</text:p>
          </table:table-cell>
          <table:table-cell table:formula="of:=AVERAGE([.AS2:.AS34])" office:value-type="float" office:value="1.90909090909091" calcext:value-type="float">
            <text:p>1.9090909091</text:p>
          </table:table-cell>
          <table:table-cell table:formula="of:=AVERAGE([.AT2:.AT34])" office:value-type="float" office:value="5.45454545454545" calcext:value-type="float">
            <text:p>5.4545454545</text:p>
          </table:table-cell>
          <table:table-cell table:formula="of:=AVERAGE([.AU2:.AU34])" office:value-type="float" office:value="1.54545454545455" calcext:value-type="float">
            <text:p>1.5454545455</text:p>
          </table:table-cell>
          <table:table-cell table:formula="of:=AVERAGE([.AV2:.AV34])" office:value-type="float" office:value="5.84848484848485" calcext:value-type="float">
            <text:p>5.8484848485</text:p>
          </table:table-cell>
          <table:table-cell table:formula="of:=AVERAGE([.AW2:.AW34])" office:value-type="float" office:value="5.72727272727273" calcext:value-type="float">
            <text:p>5.7272727273</text:p>
          </table:table-cell>
          <table:table-cell table:formula="of:=AVERAGE([.AX2:.AX34])" office:value-type="float" office:value="6.09090909090909" calcext:value-type="float">
            <text:p>6.0909090909</text:p>
          </table:table-cell>
          <table:table-cell table:formula="of:=AVERAGE([.AY2:.AY34])" office:value-type="float" office:value="5.81818181818182" calcext:value-type="float">
            <text:p>5.8181818182</text:p>
          </table:table-cell>
          <table:table-cell table:formula="of:=AVERAGE([.AZ2:.AZ34])" office:value-type="float" office:value="4.60606060606061" calcext:value-type="float">
            <text:p>4.6060606061</text:p>
          </table:table-cell>
          <table:table-cell table:formula="of:=AVERAGE([.BA2:.BA34])" office:value-type="float" office:value="5.09090909090909" calcext:value-type="float">
            <text:p>5.0909090909</text:p>
          </table:table-cell>
          <table:table-cell table:formula="of:=AVERAGE([.BB2:.BB34])" office:value-type="float" office:value="2.21212121212121" calcext:value-type="float">
            <text:p>2.2121212121</text:p>
          </table:table-cell>
          <table:table-cell table:formula="of:=AVERAGE([.BC2:.BC34])" office:value-type="float" office:value="1.66666666666667" calcext:value-type="float">
            <text:p>1.6666666667</text:p>
          </table:table-cell>
          <table:table-cell table:formula="of:=AVERAGE([.BD2:.BD34])" office:value-type="float" office:value="5.42424242424242" calcext:value-type="float">
            <text:p>5.4242424242</text:p>
          </table:table-cell>
          <table:table-cell table:formula="of:=AVERAGE([.BE2:.BE34])" office:value-type="float" office:value="5" calcext:value-type="float">
            <text:p>5</text:p>
          </table:table-cell>
          <table:table-cell table:formula="of:=AVERAGE([.BF2:.BF34])" office:value-type="float" office:value="2.03030303030303" calcext:value-type="float">
            <text:p>2.0303030303</text:p>
          </table:table-cell>
          <table:table-cell table:formula="of:=AVERAGE([.BG2:.BG34])" office:value-type="float" office:value="2.39393939393939" calcext:value-type="float">
            <text:p>2.3939393939</text:p>
          </table:table-cell>
          <table:table-cell table:formula="of:=AVERAGE([.BH2:.BH34])" office:value-type="float" office:value="5.90909090909091" calcext:value-type="float">
            <text:p>5.9090909091</text:p>
          </table:table-cell>
          <table:table-cell table:formula="of:=AVERAGE([.BI2:.BI34])" office:value-type="float" office:value="5.09090909090909" calcext:value-type="float">
            <text:p>5.0909090909</text:p>
          </table:table-cell>
          <table:table-cell table:formula="of:=AVERAGE([.BJ2:.BJ34])" office:value-type="float" office:value="6.33333333333333" calcext:value-type="float">
            <text:p>6.3333333333</text:p>
          </table:table-cell>
          <table:table-cell table:formula="of:=AVERAGE([.BK2:.BK34])" office:value-type="float" office:value="6.42424242424242" calcext:value-type="float">
            <text:p>6.4242424242</text:p>
          </table:table-cell>
          <table:table-cell table:formula="of:=AVERAGE([.BL2:.BL34])" office:value-type="float" office:value="5.36363636363636" calcext:value-type="float">
            <text:p>5.3636363636</text:p>
          </table:table-cell>
          <table:table-cell table:formula="of:=AVERAGE([.BM2:.BM34])" office:value-type="float" office:value="6.15151515151515" calcext:value-type="float">
            <text:p>6.1515151515</text:p>
          </table:table-cell>
          <table:table-cell table:formula="of:=AVERAGE([.BN2:.BN34])" office:value-type="float" office:value="5.78787878787879" calcext:value-type="float">
            <text:p>5.7878787879</text:p>
          </table:table-cell>
          <table:table-cell table:formula="of:=AVERAGE([.BO2:.BO34])" office:value-type="float" office:value="5.06060606060606" calcext:value-type="float">
            <text:p>5.0606060606</text:p>
          </table:table-cell>
          <table:table-cell table:number-columns-repeated="95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Diff-Average</text:p>
          </table:table-cell>
          <table:table-cell table:formula="of:=[.C35]-[.AK35]" office:value-type="float" office:value="-2.12121212121212" calcext:value-type="float">
            <text:p>-2.1212121212</text:p>
          </table:table-cell>
          <table:table-cell table:formula="of:=[.D35]-[.AL35]" office:value-type="float" office:value="-1.54545454545455" calcext:value-type="float">
            <text:p>-1.5454545455</text:p>
          </table:table-cell>
          <table:table-cell table:formula="of:=[.E35]-[.AM35]" office:value-type="float" office:value="-1.54545454545455" calcext:value-type="float">
            <text:p>-1.5454545455</text:p>
          </table:table-cell>
          <table:table-cell table:formula="of:=[.F35]-[.AN35]" office:value-type="float" office:value="-1.51515151515151" calcext:value-type="float">
            <text:p>-1.5151515152</text:p>
          </table:table-cell>
          <table:table-cell table:formula="of:=[.G35]-[.AO35]" office:value-type="float" office:value="-1.6969696969697" calcext:value-type="float">
            <text:p>-1.696969697</text:p>
          </table:table-cell>
          <table:table-cell table:formula="of:=[.H35]-[.AP35]" office:value-type="float" office:value="0.93939393939394" calcext:value-type="float">
            <text:p>0.9393939394</text:p>
          </table:table-cell>
          <table:table-cell table:formula="of:=[.I35]-[.AQ35]" office:value-type="float" office:value="-1.72727272727273" calcext:value-type="float">
            <text:p>-1.7272727273</text:p>
          </table:table-cell>
          <table:table-cell table:formula="of:=[.J35]-[.AR35]" office:value-type="float" office:value="-1.51515151515151" calcext:value-type="float">
            <text:p>-1.5151515152</text:p>
          </table:table-cell>
          <table:table-cell table:formula="of:=[.K35]-[.AS35]" office:value-type="float" office:value="1.39393939393939" calcext:value-type="float">
            <text:p>1.3939393939</text:p>
          </table:table-cell>
          <table:table-cell table:formula="of:=[.L35]-[.AT35]" office:value-type="float" office:value="-0.848484848484848" calcext:value-type="float">
            <text:p>-0.8484848485</text:p>
          </table:table-cell>
          <table:table-cell table:formula="of:=[.M35]-[.AU35]" office:value-type="float" office:value="0.787878787878788" calcext:value-type="float">
            <text:p>0.7878787879</text:p>
          </table:table-cell>
          <table:table-cell table:formula="of:=[.N35]-[.AV35]" office:value-type="float" office:value="-1.48484848484849" calcext:value-type="float">
            <text:p>-1.4848484848</text:p>
          </table:table-cell>
          <table:table-cell table:formula="of:=[.O35]-[.AW35]" office:value-type="float" office:value="-1.90909090909091" calcext:value-type="float">
            <text:p>-1.9090909091</text:p>
          </table:table-cell>
          <table:table-cell table:formula="of:=[.P35]-[.AX35]" office:value-type="float" office:value="-0.818181818181818" calcext:value-type="float">
            <text:p>-0.8181818182</text:p>
          </table:table-cell>
          <table:table-cell table:formula="of:=[.Q35]-[.AY35]" office:value-type="float" office:value="-1.6969696969697" calcext:value-type="float">
            <text:p>-1.696969697</text:p>
          </table:table-cell>
          <table:table-cell table:formula="of:=[.R35]-[.AZ35]" office:value-type="float" office:value="-2.06060606060606" calcext:value-type="float">
            <text:p>-2.0606060606</text:p>
          </table:table-cell>
          <table:table-cell table:formula="of:=[.S35]-[.BA35]" office:value-type="float" office:value="-1.66666666666667" calcext:value-type="float">
            <text:p>-1.6666666667</text:p>
          </table:table-cell>
          <table:table-cell table:formula="of:=[.T35]-[.BB35]" office:value-type="float" office:value="0.878787878787879" calcext:value-type="float">
            <text:p>0.8787878788</text:p>
          </table:table-cell>
          <table:table-cell table:formula="of:=[.U35]-[.BC35]" office:value-type="float" office:value="0.848484848484848" calcext:value-type="float">
            <text:p>0.8484848485</text:p>
          </table:table-cell>
          <table:table-cell table:formula="of:=[.V35]-[.BD35]" office:value-type="float" office:value="-1.42424242424242" calcext:value-type="float">
            <text:p>-1.4242424242</text:p>
          </table:table-cell>
          <table:table-cell table:formula="of:=[.W35]-[.BE35]" office:value-type="float" office:value="-1.84848484848485" calcext:value-type="float">
            <text:p>-1.8484848485</text:p>
          </table:table-cell>
          <table:table-cell table:formula="of:=[.X35]-[.BF35]" office:value-type="float" office:value="1.18181818181818" calcext:value-type="float">
            <text:p>1.1818181818</text:p>
          </table:table-cell>
          <table:table-cell table:formula="of:=[.Y35]-[.BG35]" office:value-type="float" office:value="1.96969696969697" calcext:value-type="float">
            <text:p>1.9696969697</text:p>
          </table:table-cell>
          <table:table-cell table:formula="of:=[.Z35]-[.BH35]" office:value-type="float" office:value="-1.45454545454546" calcext:value-type="float">
            <text:p>-1.4545454545</text:p>
          </table:table-cell>
          <table:table-cell table:formula="of:=[.AA35]-[.BI35]" office:value-type="float" office:value="-1.93939393939394" calcext:value-type="float">
            <text:p>-1.9393939394</text:p>
          </table:table-cell>
          <table:table-cell table:formula="of:=[.AB35]-[.BJ35]" office:value-type="float" office:value="-1.51515151515151" calcext:value-type="float">
            <text:p>-1.5151515152</text:p>
          </table:table-cell>
          <table:table-cell table:formula="of:=[.AC35]-[.BK35]" office:value-type="float" office:value="-1" calcext:value-type="float">
            <text:p>-1</text:p>
          </table:table-cell>
          <table:table-cell table:formula="of:=[.AD35]-[.BL35]" office:value-type="float" office:value="-2.03030303030303" calcext:value-type="float">
            <text:p>-2.0303030303</text:p>
          </table:table-cell>
          <table:table-cell table:formula="of:=[.AE35]-[.BM35]" office:value-type="float" office:value="-1.78787878787879" calcext:value-type="float">
            <text:p>-1.7878787879</text:p>
          </table:table-cell>
          <table:table-cell table:formula="of:=[.AF35]-[.BN35]" office:value-type="float" office:value="-1.42424242424242" calcext:value-type="float">
            <text:p>-1.4242424242</text:p>
          </table:table-cell>
          <table:table-cell table:formula="of:=[.AG35]-[.BO35]" office:value-type="float" office:value="-2.18181818181818" calcext:value-type="float">
            <text:p>-2.1818181818</text:p>
          </table:table-cell>
          <table:table-cell table:number-columns-repeated="99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12:56:03.116375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0T13:06:05.922434572</dc:date>
    <meta:generator>LibreOffice/4.2.8.2$Linux_X86_64 LibreOffice_project/420m0$Build-2</meta:generator>
    <meta:editing-duration>PT1H9M44S</meta:editing-duration>
    <meta:editing-cycles>8</meta:editing-cycles>
    <meta:document-statistic meta:table-count="1" meta:cell-count="23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false" chart:logarithmic="false" chart:reverse-direction="false" text:line-break="false" chart:label-arrangement="stagger-even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data-label-number="none" chart:data-label-text="true" chart:data-label-symbol="false" style:rotation-angle="90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7.939cm" svg:height="18.568cm" xlink:href=".." xlink:type="simple" chart:class="chart:line" chart:style-name="ch1">
        <chart:plot-area chart:style-name="ch2" table:cell-range-address="Sheet1.B38:Sheet1.AG39" chart:data-source-has-labels="both" svg:x="1.558cm" svg:y="0.371cm" svg:width="74.823cm" svg:height="17.826cm">
          <chartooo:coordinate-region svg:x="2.391cm" svg:y="0.57cm" svg:width="73.99cm" svg:height="17.428cm"/>
          <chart:axis chart:dimension="x" chart:name="primary-x" chart:style-name="ch3" chartooo:axis-type="auto">
            <chartooo:date-scale/>
            <chart:categories table:cell-range-address="Sheet1.C38:Sheet1.AG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AG39" chart:label-cell-address="Sheet1.B39:Sheet1.B39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felt close to the robot</text:p>
                <draw:g>
                  <svg:desc>Sheet1.C38:Sheet1.AG38</svg:desc>
                </draw:g>
              </table:table-cell>
              <table:table-cell office:value-type="string">
                <text:p>I was satisfied with the robot.</text:p>
              </table:table-cell>
              <table:table-cell office:value-type="string">
                <text:p>I would like to continue working with the robot.</text:p>
              </table:table-cell>
              <table:table-cell office:value-type="string">
                <text:p>I trust the robot.</text:p>
              </table:table-cell>
              <table:table-cell office:value-type="string">
                <text:p>I like the robot.</text:p>
              </table:table-cell>
              <table:table-cell office:value-type="string">
                <text:p>The robot was repetitive.</text:p>
              </table:table-cell>
              <table:table-cell office:value-type="string">
                <text:p>It was easy to express myself to the robot.</text:p>
              </table:table-cell>
              <table:table-cell office:value-type="string">
                <text:p>The robot was interesting.</text:p>
              </table:table-cell>
              <table:table-cell office:value-type="string">
                <text:p>The robot does not understand what we are trying to accomplish.</text:p>
              </table:table-cell>
              <table:table-cell office:value-type="string">
                <text:p>The robot made efficient decisions.</text:p>
              </table:table-cell>
              <table:table-cell office:value-type="string">
                <text:p>I find what I am doing with the robot confusing.</text:p>
              </table:table-cell>
              <table:table-cell office:value-type="string">
                <text:p>The robot perceives accurately what my objectives are.</text:p>
              </table:table-cell>
              <table:table-cell office:value-type="string">
                <text:p>I understand the robot, and I think it understands me, at least in the best way it can.</text:p>
              </table:table-cell>
              <table:table-cell office:value-type="string">
                <text:p>The robot and I are working towards mutually agreed-upon goals.</text:p>
              </table:table-cell>
              <table:table-cell office:value-type="string">
                <text:p>I am confident in the robot's ability to help me.</text:p>
              </table:table-cell>
              <table:table-cell office:value-type="string">
                <text:p>I feel that the robot, in its own unique ways, is genuinely concerned about me.</text:p>
              </table:table-cell>
              <table:table-cell office:value-type="string">
                <text:p>The robot and I collaborate on setting goals for us to work on.</text:p>
              </table:table-cell>
              <table:table-cell office:value-type="string">
                <text:p>The robot does not understand what I am trying to accomplish.</text:p>
              </table:table-cell>
              <table:table-cell office:value-type="string">
                <text:p>I find what the robot and I are doing is unrelated to my goals.</text:p>
              </table:table-cell>
              <table:table-cell office:value-type="string">
                <text:p>The robot and I agree on what is important for us to work on.</text:p>
              </table:table-cell>
              <table:table-cell office:value-type="string">
                <text:p>The robot understands some of my feelings and takes them into account in our collaboration.</text:p>
              </table:table-cell>
              <table:table-cell office:value-type="string">
                <text:p>The robot is sometimes confused about what I feel about our activities. </text:p>
              </table:table-cell>
              <table:table-cell office:value-type="string">
                <text:p>The robot does not understand how I feel during our collaboration.</text:p>
              </table:table-cell>
              <table:table-cell office:value-type="string">
                <text:p>I trust the robot to perform appropriately in our collaboration.</text:p>
              </table:table-cell>
              <table:table-cell office:value-type="string">
                <text:p>I trust the robot to assess my feelings appropriately in our collaboration.</text:p>
              </table:table-cell>
              <table:table-cell office:value-type="string">
                <text:p>I am satisfied with the outcome of our collaboration.</text:p>
              </table:table-cell>
              <table:table-cell office:value-type="string">
                <text:p>I believe that the robot and I achieved the goals we set.</text:p>
              </table:table-cell>
              <table:table-cell office:value-type="string">
                <text:p>The robot's decisions improved my performance during the collaboration.</text:p>
              </table:table-cell>
              <table:table-cell office:value-type="string">
                <text:p>The robot was committed to the collaboration.</text:p>
              </table:table-cell>
              <table:table-cell office:value-type="string">
                <text:p>The robot was satisfied with my collaborative behavior. </text:p>
              </table:table-cell>
              <table:table-cell office:value-type="string">
                <text:p>The robot understood my emotions.</text:p>
              </table:table-cell>
            </table:table-row>
          </table:table-header-rows>
          <table:table-rows>
            <table:table-row>
              <table:table-cell office:value-type="string">
                <text:p>Diff-Average</text:p>
                <draw:g>
                  <svg:desc>Sheet1.B39:Sheet1.B39</svg:desc>
                </draw:g>
              </table:table-cell>
              <table:table-cell office:value-type="float" office:value="-2.12121212121212">
                <text:p>-2.12121212121212</text:p>
                <draw:g>
                  <svg:desc>Sheet1.C39:Sheet1.AG39</svg:desc>
                </draw:g>
              </table:table-cell>
              <table:table-cell office:value-type="float" office:value="-1.54545454545455">
                <text:p>-1.54545454545455</text:p>
              </table:table-cell>
              <table:table-cell office:value-type="float" office:value="-1.54545454545455">
                <text:p>-1.54545454545455</text:p>
              </table:table-cell>
              <table:table-cell office:value-type="float" office:value="-1.51515151515151">
                <text:p>-1.51515151515151</text:p>
              </table:table-cell>
              <table:table-cell office:value-type="float" office:value="-1.6969696969697">
                <text:p>-1.6969696969697</text:p>
              </table:table-cell>
              <table:table-cell office:value-type="float" office:value="0.93939393939394">
                <text:p>0.93939393939394</text:p>
              </table:table-cell>
              <table:table-cell office:value-type="float" office:value="-1.72727272727273">
                <text:p>-1.72727272727273</text:p>
              </table:table-cell>
              <table:table-cell office:value-type="float" office:value="-1.51515151515151">
                <text:p>-1.51515151515151</text:p>
              </table:table-cell>
              <table:table-cell office:value-type="float" office:value="1.39393939393939">
                <text:p>1.39393939393939</text:p>
              </table:table-cell>
              <table:table-cell office:value-type="float" office:value="-0.848484848484848">
                <text:p>-0.848484848484848</text:p>
              </table:table-cell>
              <table:table-cell office:value-type="float" office:value="0.787878787878788">
                <text:p>0.787878787878788</text:p>
              </table:table-cell>
              <table:table-cell office:value-type="float" office:value="-1.48484848484849">
                <text:p>-1.48484848484849</text:p>
              </table:table-cell>
              <table:table-cell office:value-type="float" office:value="-1.90909090909091">
                <text:p>-1.90909090909091</text:p>
              </table:table-cell>
              <table:table-cell office:value-type="float" office:value="-0.818181818181818">
                <text:p>-0.818181818181818</text:p>
              </table:table-cell>
              <table:table-cell office:value-type="float" office:value="-1.6969696969697">
                <text:p>-1.6969696969697</text:p>
              </table:table-cell>
              <table:table-cell office:value-type="float" office:value="-2.06060606060606">
                <text:p>-2.06060606060606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0.878787878787879">
                <text:p>0.878787878787879</text:p>
              </table:table-cell>
              <table:table-cell office:value-type="float" office:value="0.848484848484848">
                <text:p>0.848484848484848</text:p>
              </table:table-cell>
              <table:table-cell office:value-type="float" office:value="-1.42424242424242">
                <text:p>-1.42424242424242</text:p>
              </table:table-cell>
              <table:table-cell office:value-type="float" office:value="-1.84848484848485">
                <text:p>-1.84848484848485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1.96969696969697">
                <text:p>1.96969696969697</text:p>
              </table:table-cell>
              <table:table-cell office:value-type="float" office:value="-1.45454545454546">
                <text:p>-1.45454545454546</text:p>
              </table:table-cell>
              <table:table-cell office:value-type="float" office:value="-1.93939393939394">
                <text:p>-1.93939393939394</text:p>
              </table:table-cell>
              <table:table-cell office:value-type="float" office:value="-1.51515151515151">
                <text:p>-1.51515151515151</text:p>
              </table:table-cell>
              <table:table-cell office:value-type="float" office:value="-1">
                <text:p>-1</text:p>
              </table:table-cell>
              <table:table-cell office:value-type="float" office:value="-2.03030303030303">
                <text:p>-2.03030303030303</text:p>
              </table:table-cell>
              <table:table-cell office:value-type="float" office:value="-1.78787878787879">
                <text:p>-1.78787878787879</text:p>
              </table:table-cell>
              <table:table-cell office:value-type="float" office:value="-1.42424242424242">
                <text:p>-1.42424242424242</text:p>
              </table:table-cell>
              <table:table-cell office:value-type="float" office:value="-2.18181818181818">
                <text:p>-2.18181818181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